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ro1" style:family="table-row">
      <style:table-row-properties style:row-height="1.0028in" fo:break-before="auto" style:use-optimal-row-height="false"/>
    </style:style>
    <style:style style:name="ta1" style:family="table" style:master-page-name="Default">
      <style:table-properties table:display="true" style:writing-mode="lr-tb" tableooo:tab-color="#127622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 tableooo:tab-color="#ffd428"/>
    </style:style>
    <style:style style:name="ta4" style:family="table" style:master-page-name="Default">
      <style:table-properties table:display="true" style:writing-mode="lr-tb" tableooo:tab-color="#c9211e"/>
    </style:style>
    <style:style style:name="ce2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222222" style:vertical-align="top"/>
      <style:text-properties fo:color="#dddddd"/>
    </style:style>
    <style:style style:name="ce12" style:family="table-cell" style:parent-style-name="Default">
      <style:table-cell-properties fo:background-color="#222222"/>
      <style:text-properties fo:color="#dddddd"/>
    </style:style>
    <style:style style:name="T1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pp (altgr) (pine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(fnsymbols-altgrf12) (fnsymbols-pinef12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<text:span text:style-name="T4">F1</text:span></text:p>
            <text:p><text:span text:style-name="T4">| ¡</text:span></text:p>
          </table:table-cell>
          <table:table-cell table:style-name="ce3" office:value-type="string" calcext:value-type="string">
            <text:p>2 <text:span text:style-name="T2">@</text:span></text:p>
            <text:p><text:span text:style-name="T2">F2</text:span></text:p>
            <text:p><text:span text:style-name="T4">\</text:span></text:p>
          </table:table-cell>
          <table:table-cell table:style-name="ce3" office:value-type="string" calcext:value-type="string">
            <text:p>3 #</text:p>
            <text:p><text:span text:style-name="T4">F3</text:span></text:p>
            <text:p><text:span text:style-name="T4">£</text:span></text:p>
          </table:table-cell>
          <table:table-cell table:style-name="ce3" office:value-type="string" calcext:value-type="string">
            <text:p>4 $</text:p>
            <text:p><text:span text:style-name="T4">F4</text:span></text:p>
            <text:p><text:span text:style-name="T4">€</text:span></text:p>
          </table:table-cell>
          <table:table-cell table:style-name="ce3" office:value-type="string" calcext:value-type="string">
            <text:p>5 %</text:p>
            <text:p><text:span text:style-name="T4">F5</text:span></text:p>
            <text:p><text:span text:style-name="T4">~</text:span></text:p>
          </table:table-cell>
          <table:table-cell table:style-name="ce3" office:value-type="string" calcext:value-type="string">
            <text:p>6 ^</text:p>
            <text:p><text:span text:style-name="T4">F6</text:span></text:p>
            <text:p><text:span text:style-name="T4">`</text:span></text:p>
          </table:table-cell>
          <table:table-cell table:style-name="ce3" office:value-type="string" calcext:value-type="string">
            <text:p>7 &amp;</text:p>
            <text:p><text:span text:style-name="T4">F7</text:span></text:p>
            <text:p><text:span text:style-name="T4">- –</text:span></text:p>
          </table:table-cell>
          <table:table-cell table:style-name="ce3" office:value-type="string" calcext:value-type="string">
            <text:p>8 *</text:p>
            <text:p><text:span text:style-name="T4">F8</text:span></text:p>
            <text:p><text:span text:style-name="T4">=</text:span></text:p>
          </table:table-cell>
          <table:table-cell table:style-name="ce3" office:value-type="string" calcext:value-type="string">
            <text:p>9 (</text:p>
            <text:p><text:span text:style-name="T4">F9</text:span></text:p>
            <text:p><text:span text:style-name="T4">_</text:span></text:p>
          </table:table-cell>
          <table:table-cell table:style-name="ce3" office:value-type="string" calcext:value-type="string">
            <text:p>0 )</text:p>
            <text:p><text:span text:style-name="T4">F10</text:span></text:p>
            <text:p><text:span text:style-name="T4">+</text:span>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altgr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 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Y</text:span></text:p>
            <text:p><text:span text:style-name="T4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3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Ä</text:p>
            <text:p/>
            <text:p><text:span text:style-name="T3">◄</text:span></text:p>
          </table:table-cell>
          <table:table-cell table:style-name="ce3" office:value-type="string" calcext:value-type="string">
            <text:p>Ö</text:p>
            <text:p/>
            <text:p><text:span text:style-name="T3">▼</text:span></text:p>
          </table:table-cell>
          <table:table-cell table:style-name="ce3" office:value-type="string" calcext:value-type="string">
            <text:p>Ü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</table:table-cell>
          <table:table-cell table:style-name="ce3" office:value-type="string" calcext:value-type="string">
            <text:p>U</text:p>
            <text:p/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/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/>
          </table:table-cell>
          <table:table-cell table:style-name="ce3" office:value-type="string" calcext:value-type="string">
            <text:p>S</text:p>
            <text:p/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  <text:p><text:span text:style-name="T4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4">Y</text:span></text:p>
            <text:p><text:span text:style-name="T4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3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ẞ</text:p>
            <text:p/>
          </table:table-cell>
          <table:table-cell table:style-name="ce3" office:value-type="string" calcext:value-type="string">
            <text:p>Ä</text:p>
            <text:p/>
            <text:p><text:span text:style-name="T3">◄</text:span></text:p>
          </table:table-cell>
          <table:table-cell table:style-name="ce3" office:value-type="string" calcext:value-type="string">
            <text:p>Ö</text:p>
            <text:p/>
            <text:p><text:span text:style-name="T3">▼</text:span></text:p>
          </table:table-cell>
          <table:table-cell table:style-name="ce3" office:value-type="string" calcext:value-type="string">
            <text:p>Ü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extended-simple" table:style-name="ta2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F11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PgUp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4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3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3">◄</text:span></text:p>
          </table:table-cell>
          <table:table-cell table:style-name="ce3" office:value-type="string" calcext:value-type="string">
            <text:p>[ {</text:p>
            <text:p><text:span text:style-name="T3">▼</text:span></text:p>
          </table:table-cell>
          <table:table-cell table:style-name="ce3" office:value-type="string" calcext:value-type="string">
            <text:p>] }</text:p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Pine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(extended-altgr) (extended-pine)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  <text:p>PgDn</text:p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/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; :</text:p>
            <text:p/>
            <text:p>PgDn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3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3">◄</text:span></text:p>
          </table:table-cell>
          <table:table-cell table:style-name="ce3" office:value-type="string" calcext:value-type="string">
            <text:p>[ {</text:p>
            <text:p/>
            <text:p><text:span text:style-name="T3">▼</text:span></text:p>
          </table:table-cell>
          <table:table-cell table:style-name="ce3" office:value-type="string" calcext:value-type="string">
            <text:p>] }</text:p>
            <text:p/>
            <text:p><text:span text:style-name="T3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"</text:p>
            <text:p><text:span text:style-name="T4">Ü</text:span></text:p>
          </table:table-cell>
          <table:table-cell table:style-name="ce3" office:value-type="string" calcext:value-type="string">
            <text:p>I</text:p>
            <text:p>{</text:p>
            <text:p>ı</text:p>
            <text:p/>
          </table:table-cell>
          <table:table-cell table:style-name="ce3" office:value-type="string" calcext:value-type="string">
            <text:p>O</text:p>
            <text:p>}</text:p>
            <text:p>Ö</text:p>
          </table:table-cell>
          <table:table-cell table:style-name="ce3" office:value-type="string" calcext:value-type="string">
            <text:p>P</text:p>
            <text:p><text:span text:style-name="T4">PgUp</text:span></text:p>
            <text:p><text:span text:style-name="T4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<text:span text:style-name="T4">J</text:span></text:p>
            <text:p><text:span text:style-name="T4">' "</text:span></text:p>
          </table:table-cell>
          <table:table-cell table:style-name="ce3" office:value-type="string" calcext:value-type="string">
            <text:p>K</text:p>
            <text:p><text:span text:style-name="T2">[ {</text:span></text:p>
          </table:table-cell>
          <table:table-cell table:style-name="ce3" office:value-type="string" calcext:value-type="string">
            <text:p>L</text:p>
            <text:p><text:span text:style-name="T2">] }</text:span></text:p>
            <text:p><text:span text:style-name="T2">Ł</text:span></text:p>
          </table:table-cell>
          <table:table-cell table:style-name="ce3" office:value-type="string" calcext:value-type="string">
            <text:p>; :</text:p>
            <text:p><text:span text:style-name="T4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<text:span text:style-name="T4">Home</text:span></text:p>
          </table:table-cell>
          <table:table-cell table:style-name="ce3" office:value-type="string" calcext:value-type="string">
            <text:p><text:span text:style-name="T4">. &gt;</text:span></text:p>
            <text:p><text:span text:style-name="T3">▲</text:span></text:p>
            <text:p>…</text:p>
          </table:table-cell>
          <table:table-cell table:style-name="ce3" office:value-type="string" calcext:value-type="string">
            <text:p><text:span text:style-name="T4">/ ?</text:span></text:p>
            <text:p><text:span text:style-name="T4">End</text:span></text:p>
            <text:p>¿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<text:span text:style-name="T4">RFn</text:span></text:p>
            <text:p><text:span text:style-name="T3">◄</text:span></text:p>
          </table:table-cell>
          <table:table-cell table:style-name="ce3" office:value-type="string" calcext:value-type="string">
            <text:p><text:span text:style-name="T4">RCtrl</text:span></text:p>
            <text:p><text:span text:style-name="T3">▼</text:span></text:p>
          </table:table-cell>
          <table:table-cell table:style-name="ce3" office:value-type="string" calcext:value-type="string">
            <text:p><text:span text:style-name="T4">RShift</text:span></text:p>
            <text:p><text:span text:style-name="T3">►</text:span></text:p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2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4">I</text:span>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◄</text:span>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▼</text:span>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►</text:span></text:p>
            <text:p><text:span text:style-name="T1">° ð</text:span></text:p>
          </table:table-cell>
          <table:table-cell table:style-name="ce3" office:value-type="string" calcext:value-type="string">
            <text:p>F</text:p>
            <text:p>PgDn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  <text:p><text:span text:style-name="T2">{</text:span></text:p>
          </table:table-cell>
          <table:table-cell table:style-name="ce3" office:value-type="string" calcext:value-type="string">
            <text:p>L</text:p>
            <text:p><text:span text:style-name="T2">}</text:span></text:p>
            <text:p><text:span text:style-name="T2">Ł</text:span></text:p>
          </table:table-cell>
          <table:table-cell table:style-name="ce3" office:value-type="string" calcext:value-type="string">
            <text:p>; :</text:p>
            <text:p><text:span text:style-name="T4">"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[ {</text:p>
          </table:table-cell>
          <table:table-cell table:style-name="ce3" office:value-type="string" calcext:value-type="string">
            <text:p>. &gt;</text:p>
            <text:p>] }</text:p>
            <text:p>…</text:p>
          </table:table-cell>
          <table:table-cell table:style-name="ce3" office:value-type="string" calcext:value-type="string">
            <text:p>/ ?</text:p>
            <text:p>' "</text:p>
            <text:p>¿ ’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de-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<text:span text:style-name="T4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₩</text:p>
          </table:table-cell>
          <table:table-cell table:style-name="ce3" office:value-type="string" calcext:value-type="string">
            <text:p>E</text:p>
            <text:p>€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4">Z</text:span></text:p>
            <text:p><text:span text:style-name="T4">Ž</text:span></text:p>
            <text:p/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4">I</text:span></text:p>
            <text:p><text:span text:style-name="T4">ı</text:span>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<text:span text:style-name="T4">P</text:span></text:p>
            <text:p><text:span text:style-name="T4">PgUp</text:span></text:p>
            <text:p><text:span text:style-name="T4">₽</text:span></text:p>
            <text:p/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<text:span text:style-name="T4">A</text:span></text:p>
            <text:p><text:span text:style-name="T4">Ä</text:span></text:p>
          </table:table-cell>
          <table:table-cell table:style-name="ce3" office:value-type="string" calcext:value-type="string">
            <text:p><text:span text:style-name="T4">S</text:span></text:p>
            <text:p><text:span text:style-name="T4">ẞ</text:span></text:p>
          </table:table-cell>
          <table:table-cell table:style-name="ce3" office:value-type="string" calcext:value-type="string">
            <text:p>D</text:p>
            <text:p><text:span text:style-name="T3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<text:span text:style-name="T4">K</text:span></text:p>
            <text:p><text:span text:style-name="T4">&lt;</text:span></text:p>
          </table:table-cell>
          <table:table-cell table:style-name="ce3" office:value-type="string" calcext:value-type="string">
            <text:p><text:span text:style-name="T4">L</text:span></text:p>
            <text:p><text:span text:style-name="T4">&gt;</text:span></text:p>
            <text:p><text:span text:style-name="T2">Ł</text:span></text:p>
          </table:table-cell>
          <table:table-cell table:style-name="ce3" office:value-type="string" calcext:value-type="string">
            <text:p><text:span text:style-name="T4"># '</text:span></text:p>
            <text:p><text:span text:style-name="T4">PgDn</text:span></text:p>
            <text:p><text:span text:style-name="T4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<text:span text:style-name="T4">, ;</text:span></text:p>
            <text:p><text:span text:style-name="T4">Home</text:span></text:p>
          </table:table-cell>
          <table:table-cell table:style-name="ce3" office:value-type="string" calcext:value-type="string">
            <text:p><text:span text:style-name="T4">. :</text:span></text:p>
            <text:p><text:span text:style-name="T3">▲</text:span></text:p>
            <text:p>…</text:p>
            <text:p/>
          </table:table-cell>
          <table:table-cell table:style-name="ce3" office:value-type="string" calcext:value-type="string">
            <text:p><text:span text:style-name="T4">- _</text:span></text:p>
            <text:p><text:span text:style-name="T4">End</text:span></text:p>
            <text:p>+ –</text:p>
          </table:table-cell>
          <table:table-cell table:style-name="ce8" table:number-columns-repeated="2"/>
          <table:table-cell table:style-name="ce11"/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<text:span text:style-name="T4">RFn</text:span></text:p>
            <text:p><text:span text:style-name="T3">◄</text:span></text:p>
          </table:table-cell>
          <table:table-cell table:style-name="ce3" office:value-type="string" calcext:value-type="string">
            <text:p><text:span text:style-name="T4">RCtrl</text:span></text:p>
            <text:p><text:span text:style-name="T3">▼</text:span></text:p>
          </table:table-cell>
          <table:table-cell table:style-name="ce3" office:value-type="string" calcext:value-type="string">
            <text:p><text:span text:style-name="T4">RShift</text:span></text:p>
            <text:p><text:span text:style-name="T3">►</text:span>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de-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4">2 "</text:span></text:p>
            <text:p><text:span text:style-name="T2">\ ²</text:span></text:p>
            <text:p><text:span text:style-name="T2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5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5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4">Del</text:span></text:p>
            <text:p><text:span text:style-name="T4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3">▲</text:span></text:p>
            <text:p><text:span text:style-name="T3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Z</text:p>
            <text:p><text:span text:style-name="T4">Ž</text:span>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<text:span text:style-name="T4">Ä</text:span>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ẞ</text:p>
            <text:p>₽</text:p>
          </table:table-cell>
          <table:table-cell table:style-name="ce3" office:value-type="string" calcext:value-type="string" table:number-columns-spanned="1" table:number-rows-spanned="2">
            <text:p><text:span text:style-name="T4">Enter</text:span></text:p>
            <text:p><text:span text:style-name="T4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3">◄</text:span></text:p>
          </table:table-cell>
          <table:table-cell table:style-name="ce3" office:value-type="string" calcext:value-type="string">
            <text:p>S</text:p>
            <text:p><text:span text:style-name="T3">▼</text:span></text:p>
          </table:table-cell>
          <table:table-cell table:style-name="ce3" office:value-type="string" calcext:value-type="string">
            <text:p>D</text:p>
            <text:p><text:span text:style-name="T3">►</text:span></text:p>
            <text:p><text:span text:style-name="T3">° ð</text:span></text:p>
          </table:table-cell>
          <table:table-cell table:style-name="ce3" office:value-type="string" calcext:value-type="string">
            <text:p>F</text:p>
            <text:p><text:span text:style-name="T4">PgDn</text:span></text:p>
            <text:p><text:span text:style-name="T4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  <text:p>@</text:p>
          </table:table-cell>
          <table:table-cell table:style-name="ce3" office:value-type="string" calcext:value-type="string">
            <text:p>K</text:p>
            <text:p>€</text:p>
          </table:table-cell>
          <table:table-cell table:style-name="ce3" office:value-type="string" calcext:value-type="string">
            <text:p>L</text:p>
            <text:p><text:span text:style-name="T2">Ł</text:span></text:p>
          </table:table-cell>
          <table:table-cell table:style-name="ce3" office:value-type="string" calcext:value-type="string">
            <text:p># '</text:p>
            <text:p><text:span text:style-name="T4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</table:table-cell>
          <table:table-cell table:style-name="ce3" office:value-type="string" calcext:value-type="string">
            <text:p>. :</text:p>
            <text:p>&gt; …</text:p>
            <text:p/>
          </table:table-cell>
          <table:table-cell table:style-name="ce3" office:value-type="string" calcext:value-type="string">
            <text:p>- _</text:p>
            <text:p>+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RShift</text:p>
          </table:table-cell>
          <table:table-cell table:style-name="ce8"/>
          <table:table-cell table:number-columns-repeated="2"/>
          <table:table-cell table:style-name="ce11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phalio " table:style-name="ta4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0 ?</text:p>
            <text:p><text:span text:style-name="T6">´</text:span> ¿</text:p>
            <text:p>F10</text:p>
          </table:table-cell>
          <table:table-cell table:style-name="ce3" office:value-type="string" calcext:value-type="string">
            <text:p>1 !</text:p>
            <text:p>` ¡</text:p>
            <text:p>F1</text:p>
          </table:table-cell>
          <table:table-cell table:style-name="ce3" office:value-type="string" calcext:value-type="string">
            <text:p>2 <text:span text:style-name="T2">"</text:span></text:p>
            <text:p><text:span text:style-name="T2">″ ‚</text:span></text:p>
            <text:p><text:span text:style-name="T2">F2</text:span></text:p>
          </table:table-cell>
          <table:table-cell table:style-name="ce3" office:value-type="string" calcext:value-type="string">
            <text:p>3 '</text:p>
            <text:p>′ ‘</text:p>
            <text:p>F3</text:p>
          </table:table-cell>
          <table:table-cell table:style-name="ce3" office:value-type="string" calcext:value-type="string">
            <text:p>4 ’</text:p>
            <text:p>^ <text:span text:style-name="T6">¯</text:span></text:p>
            <text:p>F4</text:p>
          </table:table-cell>
          <table:table-cell table:style-name="ce3" office:value-type="string" calcext:value-type="string">
            <text:p>5 “</text:p>
            <text:p>„ ‘</text:p>
            <text:p>F5</text:p>
          </table:table-cell>
          <table:table-cell table:style-name="ce3" office:value-type="string" calcext:value-type="string">
            <text:p>6 ”</text:p>
            <text:p>“ ’</text:p>
            <text:p>F6</text:p>
          </table:table-cell>
          <table:table-cell table:style-name="ce3" office:value-type="string" calcext:value-type="string">
            <text:p>7 %</text:p>
            <text:p>~ ⌀</text:p>
            <text:p>F7</text:p>
          </table:table-cell>
          <table:table-cell table:style-name="ce3" office:value-type="string" calcext:value-type="string">
            <text:p>8 #</text:p>
            <text:p>± ⋅</text:p>
            <text:p>F8</text:p>
          </table:table-cell>
          <table:table-cell table:style-name="ce3" office:value-type="string" calcext:value-type="string">
            <text:p>9 *</text:p>
            <text:p>− √</text:p>
            <text:p>F9</text:p>
          </table:table-cell>
          <table:table-cell table:style-name="ce3" office:value-type="string" calcext:value-type="string">
            <text:p>+ =</text:p>
            <text:p>≠ ≈</text:p>
            <text:p>F11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Esc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/>
          </table:table-cell>
          <table:table-cell table:style-name="ce3" office:value-type="string" calcext:value-type="string">
            <text:p>R</text:p>
            <text:p>PgUp</text:p>
          </table:table-cell>
          <table:table-cell table:style-name="ce3" office:value-type="string" calcext:value-type="string">
            <text:p>T</text:p>
            <text:p>™ ®</text:p>
          </table:table-cell>
          <table:table-cell table:style-name="ce3" office:value-type="string" calcext:value-type="string">
            <text:p>Y</text:p>
            <text:p>¥ ©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Ä</text:p>
            <text:p><text:span text:style-name="T4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 🄯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◄</text:span></text:p>
          </table:table-cell>
          <table:table-cell table:style-name="ce3" office:value-type="string" calcext:value-type="string">
            <text:p>S</text:p>
            <text:p><text:span text:style-name="T1">▼</text:span></text:p>
            <text:p><text:span text:style-name="T1">§</text:span></text:p>
          </table:table-cell>
          <table:table-cell table:style-name="ce3" office:value-type="string" calcext:value-type="string">
            <text:p>D</text:p>
            <text:p><text:span text:style-name="T1">►</text:span></text:p>
            <text:p><text:span text:style-name="T3">° ð</text:span></text:p>
          </table:table-cell>
          <table:table-cell table:style-name="ce3" office:value-type="string" calcext:value-type="string">
            <text:p>F</text:p>
            <text:p>PgDn</text:p>
            <text:p><text:span text:style-name="T4">θ</text:span></text:p>
          </table:table-cell>
          <table:table-cell table:style-name="ce3" office:value-type="string" calcext:value-type="string">
            <text:p>G</text:p>
            <text:p>£</text:p>
          </table:table-cell>
          <table:table-cell table:style-name="ce3" office:value-type="string" calcext:value-type="string">
            <text:p>H</text:p>
            <text:p>@</text:p>
          </table:table-cell>
          <table:table-cell table:style-name="ce3" office:value-type="string" calcext:value-type="string">
            <text:p>J</text:p>
            <text:p>$</text:p>
          </table:table-cell>
          <table:table-cell table:style-name="ce3" office:value-type="string" calcext:value-type="string">
            <text:p>K</text:p>
            <text:p><text:span text:style-name="T2">&amp;</text:span></text:p>
          </table:table-cell>
          <table:table-cell table:style-name="ce3" office:value-type="string" calcext:value-type="string">
            <text:p>L</text:p>
            <text:p><text:span text:style-name="T2">€</text:span></text:p>
            <text:p>Ł</text:p>
          </table:table-cell>
          <table:table-cell table:style-name="ce3" office:value-type="string" calcext:value-type="string">
            <text:p>/ \</text:p>
            <text:p>| ÷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ẞ</text:p>
          </table:table-cell>
          <table:table-cell table:style-name="ce3" office:value-type="string" calcext:value-type="string">
            <text:p>X</text:p>
            <text:p>× ¢</text:p>
          </table:table-cell>
          <table:table-cell table:style-name="ce3" office:value-type="string" calcext:value-type="string">
            <text:p>C</text:p>
            <text:p>&lt; ≤</text:p>
          </table:table-cell>
          <table:table-cell table:style-name="ce3" office:value-type="string" calcext:value-type="string">
            <text:p>V</text:p>
            <text:p>&gt; ≥</text:p>
          </table:table-cell>
          <table:table-cell table:style-name="ce3" office:value-type="string" calcext:value-type="string">
            <text:p>B</text:p>
            <text:p>[ ñ</text:p>
          </table:table-cell>
          <table:table-cell table:style-name="ce3" office:value-type="string" calcext:value-type="string">
            <text:p>N</text:p>
            <text:p>] π</text:p>
          </table:table-cell>
          <table:table-cell table:style-name="ce3" office:value-type="string" calcext:value-type="string">
            <text:p>M</text:p>
            <text:p>{ µ</text:p>
          </table:table-cell>
          <table:table-cell table:style-name="ce3" office:value-type="string" calcext:value-type="string">
            <text:p>, ;</text:p>
            <text:p>} •</text:p>
          </table:table-cell>
          <table:table-cell table:style-name="ce3" office:value-type="string" calcext:value-type="string">
            <text:p>. :</text:p>
            <text:p>( …</text:p>
          </table:table-cell>
          <table:table-cell table:style-name="ce3" office:value-type="string" calcext:value-type="string">
            <text:p>- _</text:p>
            <text:p>)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5:30:31.703880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29:16.555517091</meta:creation-date>
    <dc:date>2022-07-27T18:05:43.151375693</dc:date>
    <meta:editing-duration>P11DT4H4M21S</meta:editing-duration>
    <meta:editing-cycles>264</meta:editing-cycles>
    <meta:generator>LibreOffice/6.4.7.2$Linux_X86_64 LibreOffice_project/40$Build-2</meta:generator>
    <meta:document-statistic meta:table-count="11" meta:cell-count="617" meta:object-count="0"/>
  </office:meta>
</office:document-meta>
</file>